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152cm" svg:stroke-color="#ff950e" draw:marker-start-width="0.66cm" draw:marker-end="Arrow" draw:marker-end-width="0.761cm" svg:stroke-linecap="round" draw:fill="none" draw:textarea-vertical-align="middle" fo:padding-top="0.201cm" fo:padding-bottom="0.201cm" fo:padding-left="0.326cm" fo:padding-right="0.326cm"/>
    </style:style>
    <style:style style:name="gr7" style:family="graphic" style:parent-style-name="objectwithoutfill">
      <style:graphic-properties svg:stroke-width="0.152cm" svg:stroke-color="#ff950e" draw:marker-start-width="0.66cm" draw:marker-end="Arrow" draw:marker-end-width="0.761cm" svg:stroke-opacity="50%" svg:stroke-linecap="round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4" draw:text-style-name="P1" draw:layer="layout" draw:type="line" svg:x1="6.784cm" svg:y1="3.508cm" svg:x2="16.587cm" svg:y2="7.508cm" draw:start-shape="id1" draw:start-glue-point="10" draw:end-shape="id3" draw:end-glue-point="6" svg:d="M6784 3508l9803 4000" svg:viewBox="0 0 9804 4001">
          <text:p/>
        </draw:connector>
        <draw:connector draw:style-name="gr3" draw:text-style-name="P1" draw:layer="layout" draw:type="line" svg:x1="6.784cm" svg:y1="7.508cm" svg:x2="16.587cm" svg:y2="7.508cm" draw:start-shape="id4" draw:start-glue-point="10" draw:end-shape="id3" draw:end-glue-point="6" svg:d="M6784 7508h9803" svg:viewBox="0 0 9804 1">
          <text:p/>
        </draw:connector>
        <draw:connector draw:style-name="gr3" draw:text-style-name="P1" draw:layer="layout" draw:type="line" svg:x1="6.784cm" svg:y1="11.508cm" svg:x2="16.587cm" svg:y2="11.508cm" draw:start-shape="id5" draw:start-glue-point="10" draw:end-shape="id6" draw:end-glue-point="6" svg:d="M6784 11508h9803" svg:viewBox="0 0 9804 1">
          <text:p/>
        </draw:connector>
        <draw:connector draw:style-name="gr4" draw:text-style-name="P1" draw:layer="layout" draw:type="line" svg:x1="6.784cm" svg:y1="19.508cm" svg:x2="16.587cm" svg:y2="3.508cm" draw:start-shape="id7" draw:start-glue-point="10" draw:end-shape="id2" draw:end-glue-point="6" svg:d="M6784 19508l9803-16000" svg:viewBox="0 0 9804 16001">
          <text:p/>
        </draw:connector>
        <draw:connector draw:style-name="gr4" draw:text-style-name="P1" draw:layer="layout" draw:type="line" svg:x1="6.784cm" svg:y1="3.508cm" svg:x2="16.587cm" svg:y2="11.508cm" draw:start-shape="id1" draw:start-glue-point="10" draw:end-shape="id6" draw:end-glue-point="6" svg:d="M6784 3508l9803 8000" svg:viewBox="0 0 9804 8001">
          <text:p/>
        </draw:connector>
        <draw:connector draw:style-name="gr4" draw:text-style-name="P1" draw:layer="layout" draw:type="line" svg:x1="6.784cm" svg:y1="11.508cm" svg:x2="16.587cm" svg:y2="7.508cm" draw:start-shape="id5" draw:start-glue-point="10" draw:end-shape="id3" draw:end-glue-point="6" svg:d="M6784 11508l9803-4000" svg:viewBox="0 0 9804 4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9" draw:end-glue-point="6" svg:d="M6784 15508h9803" svg:viewBox="0 0 9804 1">
          <text:p/>
        </draw:connector>
        <draw:custom-shape draw:style-name="gr1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1.508cm" svg:x2="16.587cm" svg:y2="15.508cm" draw:start-shape="id5" draw:start-glue-point="10" draw:end-shape="id9" draw:end-glue-point="6" svg:d="M6784 11508l9803 4000" svg:viewBox="0 0 9804 4001">
          <text:p/>
        </draw:connector>
        <draw:connector draw:style-name="gr4" draw:text-style-name="P1" draw:layer="layout" draw:type="line" svg:x1="6.784cm" svg:y1="19.508cm" svg:x2="16.587cm" svg:y2="15.508cm" draw:start-shape="id7" draw:start-glue-point="10" draw:end-shape="id9" draw:end-glue-point="6" svg:d="M6784 19508l9803-4000" svg:viewBox="0 0 9804 4001">
          <text:p/>
        </draw:connector>
        <draw:custom-shape draw:style-name="gr2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9" draw:id="id9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5.508cm" svg:x2="16.587cm" svg:y2="19.508cm" draw:start-shape="id8" draw:start-glue-point="10" draw:end-shape="id10" draw:end-glue-point="6" svg:d="M6784 15508l9803 4000" svg:viewBox="0 0 9804 4001">
          <text:p/>
        </draw:connector>
        <draw:connector draw:style-name="gr4" draw:text-style-name="P1" draw:layer="layout" draw:type="line" svg:x1="6.784cm" svg:y1="15.508cm" svg:x2="16.587cm" svg:y2="11.508cm" draw:start-shape="id8" draw:start-glue-point="10" draw:end-shape="id6" draw:end-glue-point="6" svg:d="M6784 15508l9803-4000" svg:viewBox="0 0 9804 4001">
          <text:p/>
        </draw:connector>
        <draw:connector draw:style-name="gr6" draw:text-style-name="P1" draw:layer="layout" draw:type="line" svg:x1="6.784cm" svg:y1="19.508cm" svg:x2="8.474cm" svg:y2="16.746cm" draw:start-shape="id7" draw:start-glue-point="10" svg:d="M6784 19508l1690-2762" svg:viewBox="0 0 1691 2763">
          <text:p/>
        </draw:connector>
        <draw:connector draw:style-name="gr7" draw:text-style-name="P1" draw:layer="layout" draw:type="line" svg:x1="6.784cm" svg:y1="19.508cm" svg:x2="9.914cm" svg:y2="18.22cm" draw:start-shape="id7" draw:start-glue-point="10" svg:d="M6784 19508l3130-1288" svg:viewBox="0 0 3131 1289">
          <text:p/>
        </draw:connector>
        <draw:connector draw:style-name="gr6" draw:text-style-name="P1" draw:layer="layout" draw:type="line" svg:x1="16.587cm" svg:y1="3.508cm" svg:x2="13.162cm" svg:y2="3.517cm" draw:start-shape="id2" draw:start-glue-point="6" svg:d="M16587 3508l-3425 9" svg:viewBox="0 0 3426 10">
          <text:p/>
        </draw:connector>
        <draw:connector draw:style-name="gr6" draw:text-style-name="P1" draw:layer="layout" draw:type="line" svg:x1="6.784cm" svg:y1="3.508cm" svg:x2="10.45cm" svg:y2="5.024cm" draw:start-shape="id1" draw:start-glue-point="10" svg:d="M6784 3508l3666 1516" svg:viewBox="0 0 3667 1517">
          <text:p/>
        </draw:connector>
        <draw:connector draw:style-name="gr6" draw:text-style-name="P1" draw:layer="layout" draw:type="line" svg:x1="6.784cm" svg:y1="3.508cm" svg:x2="9.746cm" svg:y2="5.895cm" draw:start-shape="id1" draw:start-glue-point="10" svg:d="M6784 3508l2962 2387" svg:viewBox="0 0 2963 238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6-02T11:41:06.153207869</dc:date>
    <dc:creator>elucterio </dc:creator>
    <meta:editing-duration>PT59M19S</meta:editing-duration>
    <meta:editing-cycles>26</meta:editing-cycles>
    <meta:generator>LibreOffice/4.2.8.2$Linux_X86_64 LibreOffice_project/420m0$Build-2</meta:generator>
    <meta:document-statistic meta:object-count="27"/>
  </office:meta>
</office:document-meta>
</file>